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67b" officeooo:paragraph-rsid="0016e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s of Parallel Process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2-28T23:38:42.48</dc:date>
    <meta:editing-duration>PT1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" meta:word-count="4" meta:character-count="28" meta:non-whitespace-character-count="25"/>
  </office:meta>
</office:document-meta>
</file>